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10-3/1-0 Summit)</text:p>
          </table:table-cell>
          <table:table-cell office:value-type="string">
            <text:p>11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(7-7/1-1 Summit)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41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46</text:p>
          </table:table-cell>
          <table:table-cell office:value-type="string">
            <text:p>.21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47</text:p>
          </table:table-cell>
          <table:table-cell office:value-type="string">
            <text:p>.12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55</text:p>
          </table:table-cell>
          <table:table-cell office:value-type="string">
            <text:p>.273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9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47</text:p>
          </table:table-cell>
          <table:table-cell office:value-type="string">
            <text:p>.08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50</text:p>
          </table:table-cell>
          <table:table-cell office:value-type="string">
            <text:p>.08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53</text:p>
          </table:table-cell>
          <table:table-cell office:value-type="string">
            <text:p>.170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2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357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60</text:p>
          </table:table-cell>
          <table:table-cell office:value-type="string">
            <text:p>.05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2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43</text:p>
          </table:table-cell>
          <table:table-cell office:value-type="string">
            <text:p>.23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21</text:p>
          </table:table-cell>
          <table:table-cell office:value-type="string">
            <text:p>189</text:p>
          </table:table-cell>
          <table:table-cell office:value-type="string">
            <text:p>.164</text:p>
          </table:table-cell>
          <table:table-cell office:value-type="string">
            <text:p>44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91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4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.3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273</text:p>
          </table:table-cell>
          <table:table-cell office:value-type="string">
            <text:p>4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-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2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63</text:p>
          </table:table-cell>
          <table:table-cell office:value-type="string">
            <text:p>.0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38</text:p>
          </table:table-cell>
          <table:table-cell office:value-type="string">
            <text:p>.0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5</text:p>
          </table:table-cell>
          <table:table-cell office:value-type="string">
            <text:p>25</text:p>
          </table:table-cell>
          <table:table-cell office:value-type="string">
            <text:p>189</text:p>
          </table:table-cell>
          <table:table-cell office:value-type="string">
            <text:p>.159</text:p>
          </table:table-cell>
          <table:table-cell office:value-type="string">
            <text:p>5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